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Line_20_Arrow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9966cc"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77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solid" draw:stroke-dash="Ultrafine_20_Dashed" svg:stroke-color="#9966cc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stroke-dash="Ultrafine_20_Dashed" svg:stroke-color="#000000" draw:fill="none" draw:fill-color="#ffffff" fo:min-height="0.27cm"/>
    </style:style>
    <style:style style:name="gr20" style:family="graphic" style:parent-style-name="objectwithoutfill">
      <style:graphic-properties draw:stroke="dash" draw:stroke-dash="Ultrafine_20_Dashed" svg:stroke-color="#cccccc" draw:marker-end="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12cm" svg:height="4.292cm" svg:x="21.82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431cm" svg:height="1.355cm" svg:x="1.4cm" svg:y="1.2cm">
          <text:p text:style-name="P1"><text:span text:style-name="T1">Editor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919cm" svg:height="1.355cm" svg:x="16.671cm" svg:y="1.2cm">
          <text:p text:style-name="P1"><text:span text:style-name="T1">EditorLink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3.485cm" svg:height="1.355cm" svg:x="8.824cm" svg:y="2.951cm">
          <text:p text:style-name="P1"><text:span text:style-name="T1">Editor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906cm" svg:height="1.355cm" svg:x="2.016cm" svg:y="8.584cm">
          <text:p text:style-name="P1"><text:span text:style-name="T1">Editor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4.859cm" svg:height="1.355cm" svg:x="7.491cm" svg:y="8.581cm">
          <text:p text:style-name="P1"><text:span text:style-name="T1">EditorWidgetType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3.975cm" svg:height="1.355cm" svg:x="7.934cm" svg:y="10.987cm">
          <text:p text:style-name="P1"><text:span text:style-name="T1">EditorWidge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3.944cm" svg:height="1.355cm" svg:x="18.751cm" svg:y="8.336cm">
          <text:p text:style-name="P1"><text:span text:style-name="T1">EditorForm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" draw:id="id12" draw:layer="layout" svg:width="4.032cm" svg:height="1.355cm" svg:x="22.624cm" svg:y="10.985cm">
          <text:p text:style-name="P1"><text:span text:style-name="T1">EditorSave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3.204cm" svg:height="1.355cm" svg:x="14.392cm" svg:y="6.243cm">
          <text:p text:style-name="P1"><text:span text:style-name="T1">Editor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2.823cm" svg:height="1.36cm" svg:x="16.818cm" svg:y="10.99cm">
          <text:p text:style-name="P1"><text:span text:style-name="T1">Editor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1.558cm" svg:height="1.355cm" svg:x="2.69cm" svg:y="10.987cm">
          <text:p text:style-name="P1"><text:span text:style-name="T1">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3.932cm" svg:height="1.355cm" svg:x="1.503cm" svg:y="13.801cm">
          <text:p text:style-name="P1"><text:span text:style-name="T1">jQuery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6.972cm" svg:height="1.355cm" svg:x="6.435cm" svg:y="13.81cm">
          <text:p text:style-name="P1"><text:span text:style-name="T1">EditorWidgetTypeContentEdi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5.584cm" svg:height="1.36cm" svg:x="7.129cm" svg:y="18.853cm">
          <text:p text:style-name="P1"><text:span text:style-name="T1">EditorWidgetTypeLine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5.612cm" svg:height="1.354cm" svg:x="16.776cm" svg:y="18.855cm">
          <text:p text:style-name="P1"><text:span text:style-name="T1">EditorWidgetTypeDrop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9" draw:id="id19" draw:layer="layout" svg:width="5.859cm" svg:height="1.36cm" svg:x="16.818cm" svg:y="13.806cm">
          <text:p text:style-name="P1"><text:span text:style-name="T1">EditorWidgetTypeImage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3.469cm" svg:y1="13.801cm" svg:x2="3.469cm" svg:y2="12.342cm" draw:start-shape="id1" draw:start-glue-point="0" draw:end-shape="id2" draw:end-glue-point="2" svg:d="m3469 13801v-1459" svg:viewBox="0 0 1 1460">
          <text:p/>
        </draw:connector>
        <draw:connector draw:style-name="gr8" draw:text-style-name="P1" draw:layer="layout" svg:x1="16.776cm" svg:y1="19.532cm" svg:x2="12.713cm" svg:y2="19.533cm" draw:start-shape="id3" draw:start-glue-point="3" draw:end-shape="id4" draw:end-glue-point="1" svg:d="m16776 19532h-2031v1h-2032" svg:viewBox="0 0 4064 2">
          <text:p/>
        </draw:connector>
        <draw:connector draw:style-name="gr8" draw:text-style-name="P1" draw:layer="layout" svg:x1="9.921cm" svg:y1="16.273cm" svg:x2="9.921cm" svg:y2="15.165cm" draw:start-shape="id5" draw:start-glue-point="0" draw:end-shape="id6" draw:end-glue-point="2" svg:d="m9921 16273v-1108" svg:viewBox="0 0 1 1109">
          <text:p/>
        </draw:connector>
        <draw:connector draw:style-name="gr8" draw:text-style-name="P1" draw:layer="layout" svg:x1="9.921cm" svg:y1="13.81cm" svg:x2="9.921cm" svg:y2="12.342cm" draw:start-shape="id6" draw:start-glue-point="0" draw:end-shape="id7" draw:end-glue-point="2" svg:d="m9921 13810v-1468" svg:viewBox="0 0 1 1469">
          <text:p/>
        </draw:connector>
        <draw:connector draw:style-name="gr9" draw:text-style-name="P3" draw:layer="layout" svg:x1="3.469cm" svg:y1="10.987cm" svg:x2="3.469cm" svg:y2="9.939cm" draw:start-shape="id2" draw:start-glue-point="0" draw:end-shape="id8" draw:end-glue-point="2" svg:d="m3469 10987v-1048" svg:viewBox="0 0 1 1049">
          <text:p text:style-name="P1"><text:span text:style-name="T2"><text:s text:c="17"/></text:span><text:span text:style-name="T2">Inherits</text:span></text:p>
        </draw:connector>
        <draw:connector draw:style-name="gr8" draw:text-style-name="P1" draw:layer="layout" draw:line-skew="1.131cm" svg:x1="19.641cm" svg:y1="11.67cm" svg:x2="20.723cm" svg:y2="9.691cm" draw:start-shape="id9" draw:start-glue-point="0" draw:end-shape="id10" draw:end-glue-point="2" svg:d="m19641 11670v141h1082v-2120" svg:viewBox="0 0 1083 2121">
          <text:p/>
        </draw:connector>
        <draw:connector draw:style-name="gr10" draw:text-style-name="P1" xml:id="id9" draw:id="id9" draw:layer="layout" svg:x1="19.641cm" svg:y1="11.67cm" svg:x2="19.641cm" svg:y2="11.67cm" draw:start-shape="id11" draw:start-glue-point="1" draw:end-shape="id11" draw:end-glue-point="1" svg:d="m19641 11670v0" svg:viewBox="0 0 1 1">
          <text:p/>
        </draw:connector>
        <draw:connector draw:style-name="gr11" draw:text-style-name="P1" draw:layer="layout" svg:x1="24.64cm" svg:y1="10.985cm" svg:x2="22.695cm" svg:y2="9.013cm" draw:start-shape="id12" draw:start-glue-point="0" draw:end-shape="id10" draw:end-glue-point="1" svg:d="m24640 10985v-1972h-1945" svg:viewBox="0 0 1946 1973">
          <text:p/>
        </draw:connector>
        <draw:connector draw:style-name="gr11" draw:text-style-name="P1" draw:layer="layout" svg:x1="16.818cm" svg:y1="11.67cm" svg:x2="11.909cm" svg:y2="11.664cm" draw:start-shape="id11" draw:start-glue-point="3" draw:end-shape="id7" draw:end-glue-point="1" svg:d="m16818 11670h-2455v-6h-2454" svg:viewBox="0 0 4910 7">
          <text:p/>
        </draw:connector>
        <draw:connector draw:style-name="gr8" draw:text-style-name="P1" draw:layer="layout" svg:x1="9.921cm" svg:y1="10.987cm" svg:x2="9.92cm" svg:y2="9.936cm" draw:start-shape="id7" draw:start-glue-point="0" draw:end-shape="id13" draw:end-glue-point="2" svg:d="m9921 10987v-526h-1v-525" svg:viewBox="0 0 2 1052">
          <text:p/>
        </draw:connector>
        <draw:connector draw:style-name="gr11" draw:text-style-name="P3" draw:layer="layout" svg:x1="10.566cm" svg:y1="2.951cm" svg:x2="4.831cm" svg:y2="1.877cm" draw:start-shape="id14" draw:start-glue-point="0" draw:end-shape="id15" draw:end-glue-point="1" svg:d="m10566 2951v-1074h-5735" svg:viewBox="0 0 5736 1075">
          <text:p/>
        </draw:connector>
        <draw:connector draw:style-name="gr11" draw:text-style-name="P1" draw:layer="layout" svg:x1="10.566cm" svg:y1="2.951cm" svg:x2="16.671cm" svg:y2="1.877cm" draw:start-shape="id14" draw:start-glue-point="0" draw:end-shape="id16" draw:end-glue-point="3" svg:d="m10566 2951v-1074h6105" svg:viewBox="0 0 6106 1075">
          <text:p/>
        </draw:connector>
        <draw:connector draw:style-name="gr10" draw:text-style-name="P1" draw:layer="layout" svg:x1="4.248cm" svg:y1="11.664cm" svg:x2="7.934cm" svg:y2="11.664cm" draw:start-shape="id2" draw:start-glue-point="1" draw:end-shape="id7" draw:end-glue-point="3" svg:d="m4248 11664h3686" svg:viewBox="0 0 3687 1">
          <text:p/>
        </draw:connector>
        <draw:connector draw:style-name="gr11" draw:text-style-name="P1" draw:layer="layout" svg:x1="4.922cm" svg:y1="9.261cm" svg:x2="7.491cm" svg:y2="9.258cm" draw:start-shape="id8" draw:start-glue-point="1" draw:end-shape="id13" draw:end-glue-point="3" svg:d="m4922 9261h1284v-3h1285" svg:viewBox="0 0 2570 4">
          <text:p/>
        </draw:connector>
        <draw:connector draw:style-name="gr11" draw:text-style-name="P1" draw:layer="layout" svg:x1="10.566cm" svg:y1="4.306cm" svg:x2="3.469cm" svg:y2="8.584cm" draw:start-shape="id14" draw:start-glue-point="2" draw:end-shape="id8" draw:end-glue-point="0" svg:d="m10566 4306v2138h-7097v2140" svg:viewBox="0 0 7098 4279">
          <text:p/>
        </draw:connector>
        <draw:connector draw:style-name="gr11" draw:text-style-name="P1" draw:layer="layout" svg:x1="14.392cm" svg:y1="6.92cm" svg:x2="11.909cm" svg:y2="11.664cm" draw:start-shape="id17" draw:start-glue-point="3" draw:end-shape="id7" draw:end-glue-point="1" svg:d="m14392 6920h-1242v4744h-1241" svg:viewBox="0 0 2484 4745">
          <text:p/>
        </draw:connector>
        <draw:connector draw:style-name="gr11" draw:text-style-name="P1" draw:layer="layout" svg:x1="18.229cm" svg:y1="10.99cm" svg:x2="12.309cm" svg:y2="3.628cm" draw:start-shape="id11" draw:start-glue-point="0" draw:end-shape="id14" draw:end-glue-point="1" svg:d="m18229 10990v-7362h-5920" svg:viewBox="0 0 5921 7363">
          <text:p/>
        </draw:connector>
        <draw:connector draw:style-name="gr12" draw:text-style-name="P1" draw:layer="layout" svg:x1="2.69cm" svg:y1="11.664cm" svg:x2="8.824cm" svg:y2="3.628cm" draw:start-shape="id2" draw:start-glue-point="3" draw:end-shape="id14" draw:end-glue-point="3" svg:d="m2690 11664h-501v-8036h6635" svg:viewBox="0 0 6636 8037">
          <text:p/>
        </draw:connector>
        <draw:frame draw:style-name="gr13" draw:text-style-name="P4" draw:layer="layout" svg:width="2.159cm" svg:height="0.627cm" svg:x="5.034cm" svg:y="2.08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159cm" svg:height="0.627cm" svg:x="14.936cm" svg:y="2.046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159cm" svg:height="0.627cm" svg:x="12.917cm" svg:y="3.787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159cm" svg:height="0.627cm" svg:x="22.459cm" svg:y="12.784cm">
          <draw:text-box>
            <text:p text:style-name="P4"><text:span text:style-name="T2">Create (1,1)</text:span></text:p>
          </draw:text-box>
        </draw:frame>
        <draw:frame draw:style-name="gr13" draw:text-style-name="P4" draw:layer="layout" svg:width="2.159cm" svg:height="0.627cm" svg:x="22.849cm" svg:y="9.266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159cm" svg:height="0.627cm" svg:x="20.75cm" svg:y="9.9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16.135cm" svg:y="7.819cm">
          <draw:text-box>
            <text:p text:style-name="P4"><text:span text:style-name="T2">Create (1,n)</text:span></text:p>
          </draw:text-box>
        </draw:frame>
        <draw:connector draw:style-name="gr8" draw:text-style-name="P1" draw:layer="layout" svg:x1="16.818cm" svg:y1="16.96cm" svg:x2="11.909cm" svg:y2="11.664cm" draw:start-shape="id18" draw:start-glue-point="3" draw:end-shape="id7" draw:end-glue-point="1" svg:d="m16818 16960h-2455v-5296h-2454" svg:viewBox="0 0 4910 5297">
          <text:p/>
        </draw:connector>
        <draw:connector draw:style-name="gr8" draw:text-style-name="P1" draw:layer="layout" svg:x1="16.818cm" svg:y1="14.486cm" svg:x2="11.909cm" svg:y2="11.664cm" draw:start-shape="id19" draw:start-glue-point="3" draw:end-shape="id7" draw:end-glue-point="1" svg:d="m16818 14486h-2455v-2822h-2454" svg:viewBox="0 0 4910 2823">
          <text:p/>
        </draw:connector>
        <draw:frame draw:style-name="gr13" draw:text-style-name="P4" draw:layer="layout" svg:width="2.159cm" svg:height="0.627cm" svg:x="14.892cm" svg:y="14.581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14.884cm" svg:y="17.087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14.71cm" svg:y="13.183cm">
          <draw:text-box>
            <text:p text:style-name="P4"><text:span text:style-name="T2">Create (1,n)</text:span></text:p>
          </draw:text-box>
        </draw:frame>
        <draw:frame draw:style-name="gr13" draw:text-style-name="P4" draw:layer="layout" svg:width="2.159cm" svg:height="0.627cm" svg:x="10.688cm" svg:y="4.554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436cm" svg:height="0.627cm" svg:x="5.323cm" svg:y="11.795cm">
          <draw:text-box>
            <text:p text:style-name="P4"><text:span text:style-name="T2">Register (1,n)</text:span></text:p>
          </draw:text-box>
        </draw:frame>
        <draw:frame draw:style-name="gr13" draw:text-style-name="P4" draw:layer="layout" svg:width="2.159cm" svg:height="0.627cm" svg:x="5.014cm" svg:y="9.289cm">
          <draw:text-box>
            <text:p text:style-name="P4"><text:span text:style-name="T2">Reference</text:span></text:p>
          </draw:text-box>
        </draw:frame>
        <draw:frame draw:style-name="gr13" draw:text-style-name="P4" draw:layer="layout" svg:width="2.159cm" svg:height="0.627cm" svg:x="10.029cm" svg:y="10.16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13.127cm" svg:y="19.629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9.993cm" svg:y="17.797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9.994cm" svg:y="15.556cm">
          <draw:text-box>
            <text:p text:style-name="P4"><text:span text:style-name="T2">Inherits</text:span></text:p>
          </draw:text-box>
        </draw:frame>
        <draw:frame draw:style-name="gr13" draw:text-style-name="P4" draw:layer="layout" svg:width="2.159cm" svg:height="0.627cm" svg:x="9.994cm" svg:y="12.84cm">
          <draw:text-box>
            <text:p text:style-name="P4"><text:span text:style-name="T2">Inherits</text:span></text:p>
          </draw:text-box>
        </draw:frame>
        <draw:custom-shape draw:style-name="gr14" draw:text-style-name="P2" draw:layer="layout" svg:width="0.7cm" svg:height="0.7cm" svg:x="22.342cm" svg:y="1.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159cm" svg:height="0.627cm" svg:x="23.258cm" svg:y="1.3cm">
          <draw:text-box>
            <text:p text:style-name="P4"><text:span text:style-name="T2">statics only</text:span></text:p>
          </draw:text-box>
        </draw:frame>
        <draw:custom-shape draw:style-name="gr15" draw:text-style-name="P2" draw:layer="layout" svg:width="0.7cm" svg:height="0.7cm" svg:x="22.343cm" svg:y="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159cm" svg:height="0.627cm" svg:x="23.259cm" svg:y="2.301cm">
          <draw:text-box>
            <text:p text:style-name="P4"><text:span text:style-name="T2">base class</text:span></text:p>
          </draw:text-box>
        </draw:frame>
        <draw:custom-shape draw:style-name="gr16" draw:text-style-name="P2" draw:layer="layout" svg:width="0.7cm" svg:height="0.7cm" svg:x="22.344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745cm" svg:height="0.627cm" svg:x="23.26cm" svg:y="3.402cm">
          <draw:text-box>
            <text:p text:style-name="P4"><text:span text:style-name="T2">inheriting class</text:span></text:p>
          </draw:text-box>
        </draw:frame>
        <draw:custom-shape draw:style-name="gr17" draw:text-style-name="P2" draw:layer="layout" svg:width="0.7cm" svg:height="0.7cm" svg:x="22.345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745cm" svg:height="0.627cm" svg:x="23.261cm" svg:y="4.403cm">
          <draw:text-box>
            <text:p text:style-name="P4"><text:span text:style-name="T2">function</text:span></text:p>
          </draw:text-box>
        </draw:frame>
        <draw:frame draw:style-name="gr13" draw:text-style-name="P6" draw:layer="layout" svg:width="1.998cm" svg:height="0.627cm" svg:x="24.942cm" svg:y="1cm">
          <draw:text-box>
            <text:p text:style-name="P5"><text:span text:style-name="T3">Legend</text:span></text:p>
          </draw:text-box>
        </draw:frame>
        <draw:frame draw:style-name="gr13" draw:text-style-name="P4" draw:layer="layout" svg:width="2.159cm" svg:height="0.627cm" svg:x="12.616cm" svg:y="6.21cm">
          <draw:text-box>
            <text:p text:style-name="P4"><text:span text:style-name="T2">Reference</text:span></text:p>
          </draw:text-box>
        </draw:frame>
        <draw:connector draw:style-name="gr18" draw:text-style-name="P1" draw:layer="layout" draw:type="curve" svg:x1="3.469cm" svg:y1="12.342cm" svg:x2="18.229cm" svg:y2="12.35cm" draw:start-shape="id2" draw:end-shape="id11" draw:end-glue-point="2" svg:d="m3469 12342c0 763 14760 759 14760 8" svg:viewBox="0 0 14761 573">
          <text:p/>
        </draw:connector>
        <draw:frame draw:style-name="gr13" draw:text-style-name="P4" draw:layer="layout" svg:width="2.159cm" svg:height="0.627cm" svg:x="15.089cm" svg:y="11.767cm">
          <draw:text-box>
            <text:p text:style-name="P4"><text:span text:style-name="T2">Reference</text:span></text:p>
          </draw:text-box>
        </draw:frame>
        <draw:connector draw:style-name="gr18" draw:text-style-name="P1" draw:layer="layout" draw:type="curve" draw:line-skew="-0.239cm" svg:x1="18.229cm" svg:y1="10.99cm" svg:x2="15.994cm" svg:y2="7.598cm" draw:start-shape="id11" draw:start-glue-point="0" draw:end-shape="id17" draw:end-glue-point="2" svg:d="m18229 10990c0-2902-2235-1207-2235-3392" svg:viewBox="0 0 2236 3393">
          <text:p/>
        </draw:connector>
        <draw:connector draw:style-name="gr18" draw:text-style-name="P1" draw:layer="layout" draw:type="curve" svg:x1="18.229cm" svg:y1="12.35cm" svg:x2="24.64cm" svg:y2="12.34cm" draw:start-shape="id11" draw:start-glue-point="2" draw:end-shape="id12" draw:end-glue-point="2" svg:d="m18229 12350c0 751 6411 756 6411-10" svg:viewBox="0 0 6412 575">
          <text:p/>
        </draw:connector>
        <draw:frame draw:style-name="gr19" draw:text-style-name="P1" draw:layer="layout" svg:width="2.079cm" svg:height="0.573cm" svg:x="1.506cm" svg:y="13.01cm">
          <draw:text-box>
            <text:p text:style-name="P1"><text:span text:style-name="T2">Create (1,1)</text:span></text:p>
          </draw:text-box>
        </draw:frame>
        <draw:frame draw:style-name="gr19" draw:text-style-name="P1" draw:layer="layout" svg:width="2.079cm" svg:height="0.573cm" svg:x="2.618cm" svg:y="3.727cm">
          <draw:text-box>
            <text:p text:style-name="P1"><text:span text:style-name="T2">Create (1,1)</text:span></text:p>
          </draw:text-box>
        </draw:frame>
        <draw:connector draw:style-name="gr7" draw:text-style-name="P1" draw:layer="layout" draw:type="curve" draw:line-skew="0.096cm" svg:x1="3.469cm" svg:y1="15.156cm" svg:x2="9.921cm" svg:y2="15.165cm" draw:start-shape="id1" draw:start-glue-point="2" draw:end-shape="id6" draw:end-glue-point="2" svg:d="m3469 15156c0 907 6452 903 6452 9" svg:viewBox="0 0 6453 681">
          <text:p/>
        </draw:connector>
        <draw:connector draw:style-name="gr7" draw:text-style-name="P1" draw:layer="layout" draw:type="curve" svg:x1="3.469cm" svg:y1="15.156cm" svg:x2="7.157cm" svg:y2="16.953cm" draw:start-shape="id1" draw:start-glue-point="2" draw:end-shape="id5" draw:end-glue-point="3" svg:d="m3469 15156c0 1198 1229 1797 3688 1797" svg:viewBox="0 0 3689 1798">
          <text:p/>
        </draw:connector>
        <draw:connector draw:style-name="gr7" draw:text-style-name="P1" draw:layer="layout" draw:type="curve" svg:x1="3.469cm" svg:y1="15.156cm" svg:x2="7.129cm" svg:y2="19.533cm" draw:start-shape="id1" draw:start-glue-point="2" draw:end-shape="id4" draw:end-glue-point="3" svg:d="m3469 15156c0 2918 1220 4377 3660 4377" svg:viewBox="0 0 3661 4378">
          <text:p/>
        </draw:connector>
        <draw:connector draw:style-name="gr7" draw:text-style-name="P1" draw:layer="layout" draw:type="curve" draw:line-skew="0.387cm" svg:x1="3.469cm" svg:y1="15.156cm" svg:x2="19.747cm" svg:y2="15.166cm" draw:start-shape="id1" draw:start-glue-point="2" draw:end-shape="id19" draw:end-glue-point="2" svg:d="m3469 15156c0 1347 16278 1342 16278 10" svg:viewBox="0 0 16279 1011">
          <text:p/>
        </draw:connector>
        <draw:connector draw:style-name="gr7" draw:text-style-name="P1" draw:layer="layout" draw:type="curve" draw:line-skew="0.744cm 1.638cm" svg:x1="3.469cm" svg:y1="15.156cm" svg:x2="22.388cm" svg:y2="19.532cm" draw:start-shape="id1" draw:start-glue-point="2" draw:end-shape="id3" draw:end-glue-point="1" svg:d="m3469 15156c0 3889 10529 3240 16061 3362s6066 1014 2858 1014" svg:viewBox="0 0 20893 4377">
          <text:p/>
        </draw:connector>
        <draw:custom-shape draw:style-name="gr5" draw:text-style-name="P2" xml:id="id18" draw:id="id18" draw:layer="layout" svg:width="5.861cm" svg:height="1.36cm" svg:x="16.818cm" svg:y="16.28cm">
          <text:p text:style-name="P1"><text:span text:style-name="T1">EditorWidgetTypeCheckm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5.529cm" svg:height="1.36cm" svg:x="7.157cm" svg:y="16.273cm">
          <text:p text:style-name="P1"><text:span text:style-name="T1">EditorWidgetTypeText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9.921cm" svg:y1="18.853cm" svg:x2="9.921cm" svg:y2="17.633cm" draw:start-shape="id4" draw:start-glue-point="0" draw:end-shape="id5" svg:d="m9921 18853v-1220" svg:viewBox="0 0 1 1221">
          <text:p/>
        </draw:connector>
        <draw:frame draw:style-name="gr19" draw:text-style-name="P1" draw:layer="layout" svg:width="2.079cm" svg:height="0.573cm" svg:x="4.193cm" svg:y="15.251cm">
          <draw:text-box>
            <text:p text:style-name="P1"><text:span text:style-name="T2">Create (1,1)</text:span></text:p>
          </draw:text-box>
        </draw:frame>
        <draw:connector draw:style-name="gr7" draw:text-style-name="P1" draw:layer="layout" draw:type="curve" draw:line-skew="-0.021cm" svg:x1="3.469cm" svg:y1="15.156cm" svg:x2="19.748cm" svg:y2="17.64cm" draw:start-shape="id1" draw:start-glue-point="2" draw:end-shape="id18" draw:end-glue-point="2" svg:d="m3469 15156c0 4446 16279 3204 16279 2484" svg:viewBox="0 0 16280 3210">
          <text:p/>
        </draw:connector>
        <draw:custom-shape draw:style-name="gr4" draw:text-style-name="P2" xml:id="id20" draw:id="id20" draw:layer="layout" svg:width="5.59cm" svg:height="1.355cm" svg:x="19.232cm" svg:y="5.607cm">
          <text:p text:style-name="P1"><text:span text:style-name="T1">ServerAccessCallba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20.723cm" svg:y1="8.336cm" svg:x2="22.027cm" svg:y2="6.962cm" draw:start-shape="id10" draw:start-glue-point="0" draw:end-shape="id20" draw:end-glue-point="2" svg:d="m20723 8336v-688h1304v-686" svg:viewBox="0 0 1305 1375">
          <text:p/>
        </draw:connector>
        <draw:frame draw:style-name="gr13" draw:text-style-name="P4" draw:layer="layout" svg:width="2.159cm" svg:height="0.627cm" svg:x="22.091cm" svg:y="7.255cm">
          <draw:text-box>
            <text:p text:style-name="P4"><text:span text:style-name="T2">Inherits</text:span></text:p>
          </draw:text-box>
        </draw:frame>
        <draw:custom-shape draw:style-name="gr4" draw:text-style-name="P2" xml:id="id21" draw:id="id21" draw:layer="layout" svg:width="3.278cm" svg:height="1.355cm" svg:x="13.46cm" svg:y="8.94cm">
          <text:p text:style-name="P1"><text:span text:style-name="T1">Server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6.818cm" svg:y1="11.67cm" svg:x2="15.099cm" svg:y2="10.295cm" draw:start-shape="id11" draw:start-glue-point="3" draw:end-shape="id21" draw:end-glue-point="2" svg:d="m16818 11670c-1146 0-1719-458-1719-1375" svg:viewBox="0 0 1720 1376">
          <text:p/>
        </draw:connector>
        <draw:frame draw:style-name="gr19" draw:text-style-name="P1" draw:layer="layout" svg:width="2.079cm" svg:height="0.573cm" svg:x="15.169cm" svg:y="10.45cm">
          <draw:text-box>
            <text:p text:style-name="P1"><text:span text:style-name="T2">Create (1,1)</text:span></text:p>
          </draw:text-box>
        </draw:frame>
        <draw:connector draw:style-name="gr20" draw:text-style-name="P1" draw:layer="layout" svg:x1="16.738cm" svg:y1="9.617cm" svg:x2="19.232cm" svg:y2="6.284cm" draw:start-shape="id21" draw:start-glue-point="1" draw:end-shape="id20" svg:d="m16738 9617h1247v-3333h1247" svg:viewBox="0 0 2495 33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4-11T23:12:09.919519308</meta:creation-date>
    <dc:date>2014-04-17T00:16:44.358729524</dc:date>
    <dc:creator>Alexis Wilke</dc:creator>
    <meta:editing-duration>PT1H35M20S</meta:editing-duration>
    <meta:editing-cycles>11</meta:editing-cycles>
    <meta:generator>LibreOffice/4.1.3.2$Linux_X86_64 LibreOffice_project/410m0$Build-2</meta:generator>
    <meta:document-statistic meta:object-count="89"/>
  </office:meta>
</office:document-meta>
</file>